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3b53c"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76d774"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2" style:family="paragraph" style:parent-style-name="Standard">
      <style:paragraph-properties fo:text-align="justify" style:justify-single-word="false"/>
      <style:text-properties officeooo:paragraph-rsid="004965d3"/>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ea6be" officeooo:paragraph-rsid="007ea6be"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5"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814dfc" style:font-name-asian="Times New Roman1" style:font-size-asian="12pt" style:font-weight-asian="normal" style:font-name-complex="Times New Roman1" style:font-size-complex="12pt" style:font-weight-complex="normal"/>
    </style:style>
    <style:style style:name="P6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7ef2e" style:font-name-asian="Times New Roman1" style:font-size-asian="12pt" style:font-name-complex="Times New Roman1" style:font-size-complex="12pt"/>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072fc1"/>
    </style:style>
    <style:style style:name="T11" style:family="text">
      <style:text-properties officeooo:rsid="00147c06"/>
    </style:style>
    <style:style style:name="T12" style:family="text">
      <style:text-properties officeooo:rsid="001dfa39"/>
    </style:style>
    <style:style style:name="T13" style:family="text">
      <style:text-properties style:font-name-asian="Times New Roman1" style:font-size-complex="12pt" style:font-weight-complex="bold"/>
    </style:style>
    <style:style style:name="T14" style:family="text">
      <style:text-properties officeooo:rsid="001fd0c1" style:font-name-asian="Times New Roman1" style:font-size-complex="12pt" style:font-weight-complex="bold"/>
    </style:style>
    <style:style style:name="T15" style:family="text">
      <style:text-properties fo:font-weight="normal" style:font-name-asian="Times New Roman1" style:font-weight-asian="normal" style:font-size-complex="12pt" style:font-weight-complex="normal"/>
    </style:style>
    <style:style style:name="T16" style:family="text">
      <style:text-properties officeooo:rsid="0029c252"/>
    </style:style>
    <style:style style:name="T1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1"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32"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4" style:family="text">
      <style:text-properties officeooo:rsid="002f5203"/>
    </style:style>
    <style:style style:name="T35" style:family="text">
      <style:text-properties officeooo:rsid="003194d7"/>
    </style:style>
    <style:style style:name="T36" style:family="text">
      <style:text-properties officeooo:rsid="003f228a"/>
    </style:style>
    <style:style style:name="T37" style:family="text">
      <style:text-properties officeooo:rsid="00472b82"/>
    </style:style>
    <style:style style:name="T38" style:family="text">
      <style:text-properties officeooo:rsid="00497bd8"/>
    </style:style>
    <style:style style:name="T39" style:family="text">
      <style:text-properties officeooo:rsid="002e682b"/>
    </style:style>
    <style:style style:name="T40" style:family="text">
      <style:text-properties officeooo:rsid="005d192d"/>
    </style:style>
    <style:style style:name="T41" style:family="text">
      <style:text-properties officeooo:rsid="006e19da"/>
    </style:style>
    <style:style style:name="T42" style:family="text">
      <style:text-properties officeooo:rsid="006e87e5"/>
    </style:style>
    <style:style style:name="T43" style:family="text">
      <style:text-properties officeooo:rsid="00701b16"/>
    </style:style>
    <style:style style:name="T44" style:family="text">
      <style:text-properties officeooo:rsid="00757737"/>
    </style:style>
    <style:style style:name="T45" style:family="text">
      <style:text-properties fo:color="#000000" fo:language="es" fo:country="ES" style:font-name-complex="Arial1"/>
    </style:style>
    <style:style style:name="T46" style:family="text">
      <style:text-properties fo:color="#000000" fo:language="es" fo:country="ES" fo:font-weight="bold" style:font-weight-asian="bold" style:font-name-complex="Arial1"/>
    </style:style>
    <style:style style:name="T47" style:family="text">
      <style:text-properties fo:color="#000000" fo:language="es" fo:country="ES" style:font-name-asian="Times New Roman1" style:font-name-complex="Arial1"/>
    </style:style>
    <style:style style:name="T48" style:family="text">
      <style:text-properties officeooo:rsid="0076d774"/>
    </style:style>
    <style:style style:name="T49" style:family="text">
      <style:text-properties officeooo:rsid="007a5c74"/>
    </style:style>
    <style:style style:name="T50" style:family="text">
      <style:text-properties officeooo:rsid="007cd4fe"/>
    </style:style>
    <style:style style:name="T51" style:family="text">
      <style:text-properties officeooo:rsid="00836e80"/>
    </style:style>
    <style:style style:name="T52" style:family="text">
      <style:text-properties officeooo:rsid="0084b199"/>
    </style:style>
    <style:style style:name="T53" style:family="text">
      <style:text-properties officeooo:rsid="00860997"/>
    </style:style>
    <style:style style:name="T54" style:family="text">
      <style:text-properties officeooo:rsid="0087ef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text:span text:style-name="T9">ontrato</text:span> <text:span text:style-name="T9">de</text:span> <text:span text:style-name="T9">arrendamiento</text:span> <text:span text:style-name="T9">de</text:span> <text:span text:style-name="T44">vivienda</text:span></text:p>
      <text:p text:style-name="P21"/>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9"><text:span text:style-name="T4">Como parte</text:span><text:span text:style-name="T3"> </text:span><text:span text:style-name="T2">ARRENDADORA</text:span><text:span text:style-name="T3">.</text:span></text:p>
      <text:p text:style-name="P31"/>
      <text:p text:style-name="P5">De otra parte,</text:p>
      <text:p text:style-name="P2">id-unid-4</text:p>
      <text:p text:style-name="P30"><text:span text:style-name="T4">Como parte</text:span><text:span text:style-name="T3"> </text:span><text:span text:style-name="T2">ARRENDATARIA</text:span><text:span text:style-name="T3">.</text:span></text:p>
      <text:p text:style-name="P31"/>
      <text:p text:style-name="P31"/>
      <text:p text:style-name="P34"><text:span text:style-name="T47">Las partes, arrendadora y arrendataria, se reconocen rec</text:span><text:span text:style-name="T45">íprocamente capacidad legal suficiente para otorgar el presente contrato, y reunidos en la fecha del encabezamiento del presente escrito, manifiestan haber acordado formalizar en este documento un </text:span><text:span text:style-name="T46">CONTRATO DE ARRENDAMIENTO </text:span><text:span text:style-name="T45">sobre la vivienda que se especifica a continuación.</text:span></text:p>
      <text:p text:style-name="P31"/>
      <text:p text:style-name="P32"/>
      <text:p text:style-name="P5">EXPONEN</text:p>
      <text:p text:style-name="P33"/>
      <text:p text:style-name="P29"><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1"/>
      <text:p text:style-name="P31">A lo largo del presente escrito se denominará “la vivienda” al conjunto formado por la vivienda propiamente dicha y sus accesorios. </text:p>
      <text:p text:style-name="P31"/>
      <text:p text:style-name="P31">Las partes declaran conocer y aceptar la superficie y composición de la vivenda, así como el estado en que se encuentra y otras características.</text:p>
      <text:p text:style-name="P31"/>
      <text:p text:style-name="P31">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8"><text:span text:style-name="T1">II. </text:span><text:span text:style-name="T3">Esta vivienda está inscrita en el Registro de la Propiedad de: </text:span><text:span text:style-name="T5">id-unid-9</text:span><text:span text:style-name="T3">, con los siguientes datos: </text:span><text:span text:style-name="T5">id-dec-10</text:span><text:span text:style-name="T3">.</text:span><text:span text:style-name="T5">id-dec-11</text:span><text:span text:style-name="T3"> Junto con el presente contrato de arrendamiento se acompaña </text:span><text:soft-page-break/><text:span text:style-name="T3">certificado de eficiencia energética de la vivienda arrendada, el cual es puesto a disposición de la Parte Arrendataria a los efectos legales oportunos. </text:span></text:p>
      <text:p text:style-name="P25"><text:span text:style-name="T13">I</text:span><text:span text:style-name="T14">I</text:span><text:span text:style-name="T13">I. </text:span><text:span text:style-name="T15">El arrendador está interesado en ceder en arrendamiento para uso exclusivo de vivienda habitual el inmueble anteriormente descrito, estando el arrendatario interesado en recibirlo bajo los términos y condiciones que se regularán en el presente contrato.</text:span></text:p>
      <text:p text:style-name="P26"/>
      <text:p text:style-name="P7">ESTIPULACIONES</text:p>
      <text:p text:style-name="P7"/>
      <text:p text:style-name="P10"><text:span text:style-name="T16">PRIMERA</text:span>. <text:span text:style-name="T16">OBJETO</text:span></text:p>
      <text:p text:style-name="P15">La Parte Arrendadora cede en arrendamiento el uso del inmueble descrito en el expon<text:span text:style-name="T44">i</text:span>endo segundo del presente contrato a la Parte Arrendataria, quien lo adquiere con la finalidad de uso de vivienda habitual (quedando totalmente prohibido el uso para cualquier otro fin ya sea comercial o distinto al de vivienda habitual). El incumplimiento de esto será motivo de resolución del contrato.</text:p>
      <text:p text:style-name="P15">La vivienda se pondrá a disposición de la Parte Arrendataria con la entrega de llaves. En este acto ambas partes constatan <text:span text:style-name="T52">que</text:span> la entrega de la vivienda se hace en perfecto estado de uso y conservación, y deberá entregarse en la mismas condiciones al finalizar el contrato. <text:span text:style-name="T44">id-dec-new11</text:span></text:p>
      <text:p text:style-name="P15">La Parte Arrendataria manifiesta que la vivienda <text:span text:style-name="T50">id-dec-15</text:span></text:p>
      <text:p text:style-name="P15">La vivienda <text:span text:style-name="T48">iddec15-extra-1</text:span> es propiedad de la Parte Arrendadora. El inmueble objeto de arrendamiento deberá reintegrarse a la extinción del contrato, en estado equivalente de conservación y funcionamiento a aqu<text:span text:style-name="T52">e</text:span>l en el momento de la suscripción del presente documento.</text:p>
      <text:p text:style-name="P14"><text:s/></text:p>
      <text:p text:style-name="P8"><text:span text:style-name="T11">SEGUNDA</text:span>. <text:span text:style-name="T11">DESTINO Y ESTADO DE CONSERVACIÓN</text:span></text:p>
      <text:p text:style-name="P19">Las partes pactan libremente que la duración del presente arrendamiento de vivienda será de: <text:span text:style-name="T48">id-dec-20</text:span>, comenzando su cómputo en el día <text:span text:style-name="T48">id-dec-21</text:span>.</text:p>
      <text:p text:style-name="P19">El contrato podrá prorrogarse posteriormente por períodos anuales hasta que el arrendamiento alcance la duración de 5 años, salvo que el arrendatario manifieste al arrendador con un mínimo de treinta días de antelación <text:s/>a la fecha de terminación de este contrato o cualquiera de sus prórrogas su voluntad de no renovarlo. Todo ello de acuerdo con el artículo 9 de la Ley 29/1994 de 24 de noviembre de arrendamientos Urbanos.</text:p>
      <text:p text:style-name="P19">Transcurrido el primer años de contrato, la Parte Arrendadora podrá comunicar a la Parte Arrendataria que tiene necesidad de la vivienda para destinarla a su vivienda habitual o para sus familiares. Llegado este supuesto, la Parte Arrendadora debe comunicarlo a la Parte Arrendataria con dos meses de antelación —como mínimo— a la fecha en la que la vivienda se vaya a necesitar. La Parte Arrendataria estará obligada a entregar la vivienda en dicho plazo, salvo que las Partes acuerden algo distinto.</text:p>
      <text:p text:style-name="P19"><text:soft-page-break/>Transcurrido el plazo de cinco años desde el otorgamiento del presente contrato de arrendamiento, y si las partes no hubiesen comunicado su deseo de no renovarlo, éste se prorrogaría necesariamente por plazos anuales hasta un máximo de tres años más, salvo que el arrendatario manifieste al arrendador con un mes de antelación a la fecha de terminación de cualquiera de las anualidades, su voluntad de no renovar el contrato.</text:p>
      <text:p text:style-name="P19">Finalizado el contrato, o cualquiera de sus prórrogas la Parte Arrendataria deberá dejar la vivienda libre y limpia, sin objetos personales u otros enseres propios, y deberá ponerla a disposición de la Parte Arrendadora, sin necesidad de previo requerimiento. Todo ello será de aplicación a la finalización del contrato, salvo que las partes de mutuo acuerdo, pactaran otra cosa distinta.</text:p>
      <text:p text:style-name="P20">id-dec-22</text:p>
      <text:p text:style-name="P56"/>
      <text:p text:style-name="P62"><text:span text:style-name="T23">TERCERA</text:span><text:span text:style-name="T24">. </text:span><text:span text:style-name="T18">R</text:span><text:span text:style-name="T25">ENTA DEL ARRENDAMIENTO</text:span></text:p>
      <text:p text:style-name="P60">id-dec-27 <text:span text:style-name="T39">id-dec-new30</text:span></text:p>
      <text:p text:style-name="P60"/>
      <text:p text:style-name="P61">CUARTA. GASTOS GENERALES Y SUMINISTROS</text:p>
      <text:p text:style-name="P53">La contratación de servicios y suministros, tales como, luz, agua e impuestos correrán a cargo de la Parte Arrendadora. <text:span text:style-name="T35">id-dec-31</text:span></text:p>
      <text:p text:style-name="P54"><text:span text:style-name="T35">id-dec-32 </text:span>id-dec-12</text:p>
      <text:p text:style-name="P52">El Impuesto sobre Bienes Inmuebles (IBI) que corresponda a la vivienda será por cuenta y a <text:span text:style-name="T34">cargo id-dec-33 id-dec-30</text:span></text:p>
      <text:p text:style-name="P55"/>
      <text:p text:style-name="P63"><text:span text:style-name="T26">Q</text:span><text:span text:style-name="T25">UINTA</text:span><text:span text:style-name="T17">.- </text:span><text:span text:style-name="T19">FIANZA</text:span></text:p>
      <text:p text:style-name="P59">id-dec-34</text:p>
      <text:p text:style-name="P58">id-dec-35</text:p>
      <text:p text:style-name="P57"/>
      <text:p text:style-name="P64"><text:span text:style-name="T18">S</text:span><text:span text:style-name="T25">EXTA</text:span><text:span text:style-name="T17">. </text:span><text:span text:style-name="T18">OBRAS</text:span></text:p>
      <text:p text:style-name="P35">Las partes acuerdan que no está permitido realizar obras sin el previo consentimiento expreso y por escrito de la Parte Arrendadora. <text:span text:style-name="T40">La Parte Arrendataria</text:span> tampoco podrá realizar obras que provoquen una disminución en la estabilidad o seguridad de la vivienda o que contravengan iddec12-extra-1 la normativa urbanística.</text:p>
      <text:p text:style-name="P35">En caso de que la Parte Arrendataria realizase obras sin el permiso o consentimiento de <text:span text:style-name="T43">la Parte Arrendadora</text:span>, y sin perjuicio de la facultad de resolver el contrato por parte del <text:soft-page-break/>arrendador, éste podrá exigir a la arrendataria que reponga las cosas al estado anterior. Si al contrario, las obras se hubieran reali<text:span text:style-name="T42">z</text:span>ado con el permiso o consentimiento del arrendador, éstas quedarán en beneficio de la vivienda, sin que la Parte Arrendataria pueda reclamar indemnización alguna, salvo que las partes hubieran dispuesto algo distinto a lo ahora convenido.</text:p>
      <text:p text:style-name="P67">La <text:span text:style-name="T53">Parte A</text:span>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 <text:span text:style-name="T54">iddec12-extra-2</text:span> <text:s/></text:p>
      <text:p text:style-name="P35">Sin embargo, las pequeñas reparaciones que exija el desgaste por el uso ordinario de la vivienda serán a cargo de la Parte Arrendataria.</text:p>
      <text:p text:style-name="P35"/>
      <text:p text:style-name="P49"><text:span text:style-name="T25">SÉPTIMA</text:span><text:span text:style-name="T17">.- </text:span><text:span text:style-name="T19">NORMAS DE iddec12-extra-3 CONVIVENCIA</text:span><text:span text:style-name="T17">.</text:span></text:p>
      <text:p text:style-name="P46">id-dec-40</text:p>
      <text:p text:style-name="P66">iddec12-extra-4</text:p>
      <text:p text:style-name="P41"/>
      <text:p text:style-name="P50"><text:span text:style-name="T18">O</text:span><text:span text:style-name="T27">CTAVA</text:span><text:span text:style-name="T19">. </text:span><text:span text:style-name="T28">SEGUROS</text:span></text:p>
      <text:p text:style-name="P42">id-dec-42</text:p>
      <text:p text:style-name="P42"/>
      <text:p text:style-name="P48"><text:span text:style-name="T18">N</text:span><text:span text:style-name="T27">OVENA</text:span><text:span text:style-name="T19">. </text:span><text:span text:style-name="T20">DERECHO DE ADQUISICIÓN</text:span></text:p>
      <text:p text:style-name="P43">id-dec-43</text:p>
      <text:p text:style-name="P43"/>
      <text:p text:style-name="P48"><text:span text:style-name="T18">D</text:span><text:span text:style-name="T27">ÉCIMA</text:span><text:span text:style-name="T19">. </text:span><text:span text:style-name="T20">SUBARRIENDO, </text:span><text:span text:style-name="T27">SUBROGACIÓN Y</text:span><text:span text:style-name="T20"> CESIÓN</text:span></text:p>
      <text:p text:style-name="P43">id-dec-44</text:p>
      <text:p text:style-name="P47">id-dec-46</text:p>
      <text:p text:style-name="P44"/>
      <text:p text:style-name="P37"><text:span text:style-name="T11">DECIMOPRIMERA</text:span>. <text:span text:style-name="T11">RESOLUCIÓN DEL CONTRATO</text:span></text:p>
      <text:p text:style-name="P39">El contrato podrá ser resuelto por cualquiera de las partes siempre que concurra alguna de las siguientes circunstancias:</text:p>
      <text:p text:style-name="P39">a) <text:span text:style-name="T37">p</text:span>or el incumplimiento de las cláusulas recogidas en el presente contrato.</text:p>
      <text:p text:style-name="P39"><text:soft-page-break/>b) impago de la renta, cantidades asimiladas o fianzas y sus correspondientes actualizaciones.</text:p>
      <text:p text:style-name="P39">c) <text:span text:style-name="T37">r</text:span>ealización de actividades molestas, insalubres, nocivas, peligrosas, y/o dar un uso distinto al inicialmente pactado.</text:p>
      <text:p text:style-name="P39">d) realización de obras <text:span text:style-name="T37">sin consentimiento</text:span>, o producción de daños dolosos.</text:p>
      <text:p text:style-name="P40">e) el incumplimiento de las normas de convivencia establecidas por<text:span text:style-name="T10"> el presente Contrato; y</text:span></text:p>
      <text:p text:style-name="P40">f) o cualquier otra circunstancia de las establecidas en el presente contrato.</text:p>
      <text:p text:style-name="P40">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0"/>
      <text:p text:style-name="P38"><text:span text:style-name="T11">DECIMOSEGUNDA</text:span>. <text:span text:style-name="T12">FIN DEL CONTRATO DE ARRENDAMIENTO</text:span></text:p>
      <text:p text:style-name="P39">Llegada la fecha de finalización del Contrato, la Parte Arrendataria deberá entregar a la Parte Arrendadora las llaves de <text:span text:style-name="T51">l</text:span>a vivienda. </text:p>
      <text:p text:style-name="P51"><text:span text:style-name="T30">Si la Parte Arrendataria, no hiciera entrega de la vivienda en el momento correspondiente, como penalización, </text:span><text:span text:style-name="T32">deberá </text:span><text:span text:style-name="T33">entregar</text:span><text:span text:style-name="T30"> </text:span><text:span text:style-name="T31">id-dec-45</text:span><text:span text:style-name="T30"> al momento de la finalización del Contrato o prórroga por cada día de retraso, además de todos los gastos directos e indirectos que dicho retraso genere.</text:span></text:p>
      <text:p text:style-name="P39"/>
      <text:p text:style-name="P12"><text:span text:style-name="T36">DECIMOTERCERA</text:span>. ELEVACIÓN A PÚBLICO Y REGISTRO DE LA PROPIEDAD</text:p>
      <text:p text:style-name="P45">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39"/>
      <text:p text:style-name="P11"><text:span text:style-name="T36">DECIMOCUARTA</text:span>. <text:span text:style-name="T36">NOTIFICACIONES</text:span></text:p>
      <text:p text:style-name="P16">id-unidnew-3</text:p>
      <text:p text:style-name="P17">id-unidnew-4</text:p>
      <text:p text:style-name="P16">Cada una de las Partes puede, por medio de notificación escrita enviada a la otra Parte, cambiar la dirección a la que deban mandarse cualesquiera comunicaciones.</text:p>
      <text:p text:style-name="P16"/>
      <text:p text:style-name="P22"><text:soft-page-break/><text:span text:style-name="T21">DECIMO</text:span><text:span text:style-name="T29">QUINTA</text:span><text:span text:style-name="T21">. </text:span><text:span text:style-name="T22">INTEGRIDAD DEL CONTRATO Y ANULABILIDAD</text:span></text:p>
      <text:p text:style-name="P18">Este Contrato deja sin efecto todo acuerdo, entendimiento, compromiso y/o negociación que se hubiese desarrollado previamente entre las Partes.</text:p>
      <text:p text:style-name="P18">Asimismo, las Partes reconocen que los documentos anexos y/o adjuntos al presente Contrato forman parte o integran el mismo, a todos los efectos legales.</text:p>
      <text:p text:style-name="P13"/>
      <text:p text:style-name="P9">DECIMO<text:span text:style-name="T49">SEXTA</text:span>. <text:span text:style-name="T38">LEGISLACIÓN APLICABLE</text:span></text:p>
      <text:p text:style-name="P35">Las Partes reconocen quedar obligadas por el presente Contrato así como sus correspondientes anexos, y sus efectos jurídicos y se comprometen a su cumplimiento de buena fe.</text:p>
      <text:p text:style-name="P35">Todo litigio relativo al presente contrato será sometido a la legislación española, especialmente a los previsto en la Ley de Arrendamientos Urbanos y supletoriamente en el Código Civil. </text:p>
      <text:p text:style-name="P35"/>
      <text:p text:style-name="P36"><text:span text:style-name="T49">DECIMOSÉPTIMA</text:span>. <text:span text:style-name="T38">SUPUESTOS DE DISCREPANCIA ENTRE LAS PARTES</text:span></text:p>
      <text:p text:style-name="P23">Para cualquier litigio que surja entre las partes de la interpretación, o cumplimiento del presente contrato, éstas, se someterán a los Juzgados y Tribunales competentes, según lo establecido en los artículos 50 y siguientes de la Ley <text:s/>1/2000 de 7 de enero, de Enjuiciamiento Civil.</text:p>
      <text:p text:style-name="P23">Y en señal de acuerdo con todo lo que antecede las partes firman el presente contrato de arrendamiento de habitación por duplicado y a un solo efecto en el fecha y lugar arriba indicados</text:p>
      <text:p text:style-name="P23"/>
      <text:p text:style-name="P23"/>
      <text:p text:style-name="P24">LA PARTE VENDEDORA <text:s text:c="51"/>LA PARTE COMPRADORA</text:p>
      <text:p text:style-name="P23"><text:line-break/></text:p>
      <text:p text:style-name="P23"><text:bookmark text:name="_GoBack"/><text:line-break/><text:line-break/><text:line-break/>........................................... <text:s text:c="55"/>...........................................</text:p>
      <text:p text:style-name="P32">________ <text:s text:c="82"/>________</text:p>
      <text:p text:style-name="P27"><text:bookmark text:name="_GoBack1"/><text:line-break/></text:p>
      <text:p text:style-name="P29"><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18</meta:editing-cycles>
    <meta:creation-date>2019-11-25T09:28:00</meta:creation-date>
    <dc:date>2020-02-26T18:19:17.977000000</dc:date>
    <meta:editing-duration>P1DT15H58M36S</meta:editing-duration>
    <meta:generator>LibreOffice/6.3.3.2$Windows_X86_64 LibreOffice_project/a64200df03143b798afd1ec74a12ab50359878ed</meta:generator>
    <meta:document-statistic meta:table-count="0" meta:image-count="0" meta:object-count="0" meta:page-count="7" meta:paragraph-count="87" meta:word-count="1591" meta:character-count="10674" meta:non-whitespace-character-count="89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